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automatic-styles>
    <style:style style:name="SlideBackground" style:family="drawing-page" style:display-name="SlideBackground">
      <style:drawing-page-properties draw:fill="solid" draw:fill-color="#1a1a1a" draw:background-size="border"/>
    </style:style>
    <style:style style:name="RedBar" style:family="graphic" style:display-name="RedBar">
      <style:graphic-properties draw:stroke="none" draw:fill="solid" draw:fill-color="#ee0000"/>
    </style:style>
    <style:style style:name="TransBox" style:family="graphic" style:display-name="TransBox">
      <style:graphic-properties draw:stroke="none" draw:fill="none"/>
    </style:style>
    <style:style style:name="CodeBox" style:family="graphic" style:display-name="CodeBox">
      <style:graphic-properties draw:stroke="none" draw:fill="solid" draw:fill-color="#2d2d2d"/>
    </style:style>
    <style:style style:name="PTitleMain" style:family="paragraph" style:display-name="PTitleMain">
      <style:paragraph-properties fo:text-align="left" fo:margin-top="0cm"/>
      <style:text-properties fo:color="#ee0000" fo:font-size="48pt" style:font-name="Liberation Sans" fo:font-weight="bold"/>
    </style:style>
    <style:style style:name="PTrack" style:family="paragraph" style:display-name="PTrack">
      <style:paragraph-properties fo:text-align="left" fo:margin-top="0cm"/>
      <style:text-properties fo:color="#888888" fo:font-size="16pt" style:font-name="Liberation Sans"/>
    </style:style>
    <style:style style:name="PSectionH2" style:family="paragraph" style:display-name="PSectionH2">
      <style:paragraph-properties fo:text-align="left" fo:margin-top="0cm"/>
      <style:text-properties fo:color="#ee0000" fo:font-size="32pt" style:font-name="Liberation Sans" fo:font-weight="bold"/>
    </style:style>
    <style:style style:name="PBody" style:family="paragraph" style:display-name="PBody">
      <style:paragraph-properties fo:text-align="left" fo:margin-top="0.12cm"/>
      <style:text-properties fo:color="#f0f0f0" fo:font-size="18pt" style:font-name="Liberation Sans"/>
    </style:style>
    <style:style style:name="PBullet" style:family="paragraph" style:display-name="PBullet">
      <style:paragraph-properties fo:text-align="left" fo:margin-top="0.18cm"/>
      <style:text-properties fo:color="#f0f0f0" fo:font-size="17pt" style:font-name="Liberation Sans"/>
    </style:style>
    <style:style style:name="PCode" style:family="paragraph" style:display-name="PCode">
      <style:paragraph-properties fo:text-align="left" fo:margin-top="0cm"/>
      <style:text-properties fo:color="#f8f8f2" fo:font-size="11pt" style:font-name="Liberation Mono"/>
    </style:style>
    <style:style style:name="PFooter" style:family="paragraph" style:display-name="PFooter">
      <style:paragraph-properties fo:text-align="left" fo:margin-top="0cm"/>
      <style:text-properties fo:color="#888888" fo:font-size="12pt" style:font-name="Liberation Sans"/>
    </style:style>
  </office:automatic-styles>
  <office:body>
    <office:presentation>
      <draw:page draw:master-page-name="RHEL" draw:style-name="SlideBackground">
        <draw:frame draw:style-name="RedBar" svg:width="33.8700cm" svg:height="0.7000cm" svg:x="0cm" svg:y="0cm">
          <draw:text-box/>
        </draw:frame>
        <draw:frame draw:style-name="RedBar" svg:width="33.8700cm" svg:height="0.1200cm" svg:x="0cm" svg:y="18.9300cm">
          <draw:text-box/>
        </draw:frame>
        <draw:frame draw:style-name="TransBox" svg:width="31.8700cm" svg:height="0.9000cm" svg:x="1.0000cm" svg:y="1.1000cm">
          <draw:text-box>
            <text:p text:style-name="PTrack">TRACK 5 — RHCA ADVANCED INFRASTRUCTURE / SELINUX</text:p>
          </draw:text-box>
        </draw:frame>
        <draw:frame draw:style-name="TransBox" svg:width="31.8700cm" svg:height="5.5000cm" svg:x="1.0000cm" svg:y="2.3000cm">
          <draw:text-box>
            <text:p text:style-name="PTitleMain">Lab: Non-Default Port — Correct SELinux Fix</text:p>
          </draw:text-box>
        </draw:frame>
        <draw:frame draw:style-name="TransBox" svg:width="31.8700cm" svg:height="3.5000cm" svg:x="1.0000cm" svg:y="8.8000cm">
          <draw:text-box>
            <text:p text:style-name="PBody">Track: RHCA Estimated time: 40 minutes Topology: Single VM Steps</text:p>
          </draw:text-box>
        </draw:frame>
        <draw:frame draw:style-name="TransBox" svg:width="31.8700cm" svg:height="1.0000cm" svg:x="1.0000cm" svg:y="17.8000cm">
          <draw:text-box>
            <text:p text:style-name="PFooter">05-rhca/selinux/labs/01-nondefault-port.md</text:p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Objectives — What You Will Learn</text:p>
          </draw:text-box>
        </draw:frame>
        <draw:frame draw:style-name="TransBox" svg:width="31.8700cm" svg:height="13.5500cm" svg:x="1.0000cm" svg:y="4.0000cm">
          <draw:text-box>
            <text:p text:style-name="PBullet">▶  Prerequisites</text:p>
            <text:p text:style-name="PBullet">▶  Success criteria</text:p>
            <text:p text:style-name="PBullet">▶  Steps</text:p>
            <text:p text:style-name="PBullet">▶  Cleanup</text:p>
            <text:p text:style-name="PBullet">▶  Common failures</text:p>
            <text:p text:style-name="PBullet">▶  Why this matters in productio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Prerequisites</text:p>
          </draw:text-box>
        </draw:frame>
        <draw:frame draw:style-name="TransBox" svg:width="31.8700cm" svg:height="13.5500cm" svg:x="1.0000cm" svg:y="4.0000cm">
          <draw:text-box>
            <text:p text:style-name="PBullet">• Completed Fix Taxonomy, semanage, and Audit Workflow</text:p>
            <text:p text:style-name="PBullet">• httpd installed: sudo dnf install -y httpd</text:p>
            <text:p text:style-name="PBullet">• SELinux tools: sudo dnf install -y policycoreutils-python-utils</text:p>
            <text:p text:style-name="PBullet">• VM snapshot take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ccess criteria</text:p>
          </draw:text-box>
        </draw:frame>
        <draw:frame draw:style-name="TransBox" svg:width="31.8700cm" svg:height="13.5500cm" svg:x="1.0000cm" svg:y="4.0000cm">
          <draw:text-box>
            <text:p text:style-name="PBullet">• httpd serves content on port 9090</text:p>
            <text:p text:style-name="PBullet">• The fix uses semanage port (not setenforce 0, not disabling firewalld)</text:p>
            <text:p text:style-name="PBullet">• AVC denials are visible before the fix and absent after</text:p>
            <text:p text:style-name="PBullet">• firewalld is correctly configured for port 9090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leanup</text:p>
          </draw:text-box>
        </draw:frame>
        <draw:frame draw:style-name="CodeBox" svg:width="31.8700cm" svg:height="13.5500cm" svg:x="1.0000cm" svg:y="4.0000cm">
          <draw:text-box>
            <text:p text:style-name="PCode">sudo systemctl disable --now httpd
sudo firewall-cmd --permanent --remove-port=9090/tcp
sudo firewall-cmd --reload
sudo semanage port -d -t http_port_t -p tcp 9090
# Restore httpd.conf
sudo vim /etc/httpd/conf/httpd.conf   # change Listen 9090 back to Listen 80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Common failures</text:p>
          </draw:text-box>
        </draw:frame>
        <draw:frame draw:style-name="TransBox" svg:width="31.8700cm" svg:height="13.5500cm" svg:x="1.0000cm" svg:y="4.0000cm">
          <draw:text-box>
            <text:p text:style-name="PBullet">• Symptom: Likely cause</text:p>
            <text:p text:style-name="PBullet">• httpd still fails after semanage: firewalld not opened</text:p>
            <text:p text:style-name="PBullet">• semanage port -a fails with "already defined": Port has a conflicting existing label</text:p>
            <text:p text:style-name="PBullet">• No AVC in audit log: auditd not running</text:p>
            <text:p text:style-name="PBullet">• curl returns "connection refused": SELinux fix applied but service not restarted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Why this matters in production</text:p>
          </draw:text-box>
        </draw:frame>
        <draw:frame draw:style-name="TransBox" svg:width="31.8700cm" svg:height="13.5500cm" svg:x="1.0000cm" svg:y="4.0000cm">
          <draw:text-box>
            <text:p text:style-name="PBullet">• Microservices, custom applications, and legacy software commonly run on</text:p>
            <text:p text:style-name="PBullet">• non-standard ports. The correct RHEL workflow is always: identify the port's</text:p>
            <text:p text:style-name="PBullet">• SELinux type requirement → semanage port -a → firewall-cmd --permanent.</text:p>
            <text:p text:style-name="PBullet">• Skipping either step creates either a security gap or a broken service.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  <draw:page draw:master-page-name="RHEL" draw:style-name="SlideBackground">
        <draw:frame draw:style-name="RedBar" svg:width="33.8700cm" svg:height="0.5000cm" svg:x="0cm" svg:y="0cm">
          <draw:text-box/>
        </draw:frame>
        <draw:frame draw:style-name="TransBox" svg:width="31.8700cm" svg:height="2.9000cm" svg:x="1.0000cm" svg:y="0.6200cm">
          <draw:text-box>
            <text:p text:style-name="PSectionH2">Summary — Lab: Non-Default Port — Correct SELinux Fix</text:p>
          </draw:text-box>
        </draw:frame>
        <draw:frame draw:style-name="TransBox" svg:width="31.8700cm" svg:height="13.5500cm" svg:x="1.0000cm" svg:y="4.0000cm">
          <draw:text-box>
            <text:p text:style-name="PBullet">✓  Prerequisites: Completed Fix Taxonomy, semanage, and Audit Workflow</text:p>
            <text:p text:style-name="PBullet">✓  Success criteria: httpd serves content on port 9090</text:p>
            <text:p text:style-name="PBullet">✓  Cleanup</text:p>
            <text:p text:style-name="PBullet">✓  Common failures: Symptom: Likely cause</text:p>
            <text:p text:style-name="PBullet">✓  Why this matters in production: Microservices, custom applications, and legacy software commonly run on</text:p>
          </draw:text-box>
        </draw:frame>
        <draw:frame draw:style-name="TransBox" svg:width="31.8700cm" svg:height="0.7000cm" svg:x="1.0000cm" svg:y="17.8000cm">
          <draw:text-box>
            <text:p text:style-name="PFooter">© 2026 Jaco Steyn — Licensed under CC BY-SA 4.0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font-face-decls>
    <style:font-face style:name="Liberation Sans" svg:font-family="Liberation Sans"/>
    <style:font-face style:name="Liberation Mono" svg:font-family="Liberation Mono"/>
  </office:font-face-decls>
  <office:styles/>
  <office:automatic-styles>
    <style:page-layout style:name="WS169">
      <style:page-layout-properties fo:page-width="33.87cm" fo:page-height="19.05cm" style:print-orientation="landscape" fo:margin-top="0cm" fo:margin-bottom="0cm" fo:margin-left="0cm" fo:margin-right="0cm"/>
    </style:page-layout>
  </office:automatic-styles>
  <office:master-styles>
    <style:master-page style:name="RHEL" style:page-layout-name="WS169" style:display-name="RHEL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